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MARRA VALENCIA, WALDY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MARRA VALENCIA, WALDY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481364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8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7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168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67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7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ROJO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49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19:44:4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